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ing_20_1">
      <style:text-properties style:font-name="arial" officeooo:paragraph-rsid="001d8a98"/>
    </style:style>
    <style:style style:name="P2" style:family="paragraph" style:parent-style-name="Text_20_body">
      <style:text-properties fo:color="#000000" loext:opacity="100%" style:font-name="arial" officeooo:rsid="001ee25d" officeooo:paragraph-rsid="001ee25d"/>
    </style:style>
    <style:style style:name="P3" style:family="paragraph" style:parent-style-name="Text_20_body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1d8a98" officeooo:paragraph-rsid="001d8a98"/>
    </style:style>
    <style:style style:name="T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style:font-name="JetBrains Mono" fo:font-size="10pt" fo:font-style="normal" fo:font-weight="normal" officeooo:rsid="001d8a98" style:font-size-asian="10pt" style:font-style-asian="normal" style:font-weight-asian="normal"/>
    </style:style>
    <style:style style:name="T5" style:family="text">
      <style:text-properties fo:font-size="10pt" fo:font-style="normal" fo:font-weight="normal" style:font-size-asian="10pt" style:font-style-asian="normal" style:font-weight-asian="normal"/>
    </style:style>
    <style:style style:name="T6" style:family="text">
      <style:text-properties fo:font-size="10pt" fo:font-style="normal" fo:font-weight="normal" officeooo:rsid="001d8a98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uetify</text:h>
      <text:p text:style-name="P3"/>
      <text:p text:style-name="P4">Breakpoints (Anzeige je nach Endgeräte, Elemente können ein- und ausgeblendet werden)</text:p>
      <text:p text:style-name="P4">v-if="$vuetify.display.mobile" Anzeige nur auf mobilen Geräten</text:p>
      <text:p text:style-name="P4">Wird in das jeweilige Element eingebunden:</text:p>
      <text:p text:style-name="P4">&lt;v-footer<text:span text:style-name="T2"> v-if="$vuetify.display.mobile"</text:span></text:p>
      <text:p text:style-name="P2"><text:span text:style-name="T5">Kann aber auch über:</text:span></text:p>
      <text:p text:style-name="P2"><text:span text:style-name="T5">&lt;script setup&gt;</text:span></text:p>
      <text:p text:style-name="P2"><text:span text:style-name="T5">import {useDisplay} from "vuetify";</text:span></text:p>
      <text:p text:style-name="P2"><text:span text:style-name="T5">const { smAndUp } = useDisplay();</text:span></text:p>
      <text:p text:style-name="P2"><text:span text:style-name="T5">const </text:span><text:bookmark-start text:name="__DdeLink__42_4121600268"/><text:span text:style-name="T5">isDesktop</text:span><text:bookmark-end text:name="__DdeLink__42_4121600268"/><text:span text:style-name="T5"> = smAndUp;</text:span></text:p>
      <text:p text:style-name="P2"><text:span text:style-name="T6">&lt;v-footer </text:span><text:span text:style-name="T5">v-if="isDesktop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09-06T15:36:21.380007596</dc:date>
    <meta:editing-duration>PT4M56S</meta:editing-duration>
    <meta:editing-cycles>2</meta:editing-cycles>
    <meta:document-statistic meta:table-count="0" meta:image-count="0" meta:object-count="0" meta:page-count="1" meta:paragraph-count="11" meta:word-count="48" meta:character-count="390" meta:non-whitespace-character-count="353"/>
  </office:meta>
</office:document-meta>
</file>